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/>
    </style:style>
    <style:style style:name="T7" style:parent-style-name="Основнойшрифтабзаца" style:family="text">
      <style:text-properties fo:font-size="36pt" style:font-size-asian="36pt" style:font-size-complex="36pt"/>
    </style:style>
    <style:style style:name="P8" style:parent-style-name="Обычный" style:family="paragraph">
      <style:paragraph-properties fo:text-align="center"/>
    </style:style>
    <style:style style:name="T9" style:parent-style-name="Основнойшрифтабзаца" style:family="text">
      <style:text-properties fo:font-size="36pt" style:font-size-asian="36pt" style:font-size-complex="36pt"/>
    </style:style>
    <style:style style:name="P10" style:parent-style-name="Обычный" style:family="paragraph">
      <style:paragraph-properties fo:text-align="center"/>
    </style:style>
    <style:style style:name="T11" style:parent-style-name="Основнойшрифтабзаца" style:family="text">
      <style:text-properties fo:font-size="36pt" style:font-size-asian="36pt" style:font-size-complex="36pt"/>
    </style:style>
    <style:style style:name="P12" style:parent-style-name="Обычный" style:family="paragraph">
      <style:paragraph-properties fo:break-before="page"/>
    </style:style>
    <style:style style:name="P13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14" style:parent-style-name="Обычный" style:family="paragraph">
      <style:paragraph-properties fo:margin-top="0.0694in" fo:margin-bottom="0.0694in" fo:line-height="100%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16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17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18" style:parent-style-name="Основнойшрифтабзаца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T1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23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/>
    </style:style>
    <style:style style:name="P24" style:parent-style-name="Обычный" style:family="paragraph">
      <style:paragraph-properties fo:break-before="page" fo:margin-top="0.0694in" fo:margin-bottom="0.0694in" fo:line-height="100%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26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/>
    </style:style>
    <style:style style:name="P27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8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9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32" style:parent-style-name="Обычный" style:family="paragraph">
      <style:paragraph-properties fo:margin-top="0.0694in" fo:margin-bottom="0.0694in" fo:line-height="100%"/>
    </style:style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/>
    </style:style>
    <style:style style:name="P35" style:parent-style-name="Заголовок3" style:family="paragraph">
      <style:paragraph-properties fo:margin-top="0in" fo:margin-bottom="0in" fo:margin-left="0.0118in" fo:text-indent="0in">
        <style:tab-stops>
          <style:tab-stop style:type="left" style:position="0.4881in"/>
        </style:tab-stops>
      </style:paragraph-properties>
    </style:style>
    <style:style style:name="T36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3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8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9" style:parent-style-name="Заголовок3" style:family="paragraph">
      <style:paragraph-properties fo:margin-top="0in" fo:margin-bottom="0in" fo:margin-left="0.0118in" fo:text-indent="0in">
        <style:tab-stops>
          <style:tab-stop style:type="left" style:position="0.4881in"/>
        </style:tab-stops>
      </style:paragraph-properties>
    </style:style>
    <style:style style:name="T40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4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42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3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46" style:parent-style-name="Обычный" style:family="paragraph">
      <style:paragraph-properties fo:margin-top="0.0694in" fo:margin-bottom="0.0694in" fo:line-height="100%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8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/>
    </style:style>
    <style:style style:name="P49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family="text" style:name="a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 style:parent-style-name="Graphics">
      <style:graphic-properties fo:border="none" fo:background-color="transparent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text" style:name="a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<text:span text:style-name="T7"><draw:custom-shape svg:x="0in" svg:y="0in" svg:width="5.27083in" svg:height="1.16667in" draw:z-index="0" draw:id="id0" draw:style-name="a2" draw:name="WordArt 1" text:anchor-type="as-char"><svg:title/><svg:desc/><text:p text:style-name="a1" text:class-names="" text:cond-style-name=""><text:span text:style-name="a0" text:class-names="">Знаменитые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p>
      <text:p text:style-name="P8"><text:span text:style-name="T9"><draw:custom-shape svg:x="0in" svg:y="0in" svg:width="3.40625in" svg:height="0.72917in" draw:z-index="0" draw:id="id1" draw:style-name="a5" draw:name="WordArt 2" text:anchor-type="as-char"><svg:title/><svg:desc/><text:p text:style-name="a4" text:class-names="" text:cond-style-name=""><text:span text:style-name="a3" text:class-names="">имена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p>
      <text:p text:style-name="P10"><text:span text:style-name="T11"><draw:custom-shape svg:x="0in" svg:y="0in" svg:width="6.05208in" svg:height="1.08333in" draw:z-index="0" draw:id="id2" draw:style-name="a8" draw:name="WordArt 3" text:anchor-type="as-char"><svg:title/><svg:desc/><text:p text:style-name="a7" text:class-names="" text:cond-style-name=""><text:span text:style-name="a6" text:class-names="">информатики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p>
      <text:p text:style-name="P12"/>
      <text:soft-page-break/>
      <text:p text:style-name="P13">Блез Паскаль</text:p>
      <text:p text:style-name="P14"><text:span text:style-name="T15"><draw:frame draw:style-name="a9" draw:name="Рисунок 0" text:anchor-type="as-char" svg:x="0in" svg:y="0in" svg:width="3.47222in" svg:height="4.13889in" style:rel-width="scale" style:rel-height="scale"><draw:image xlink:href="media/image1.jpeg" xlink:type="simple" xlink:show="embed" xlink:actuate="onLoad"/><svg:title/><svg:desc>paskal_1.jpg</svg:desc></draw:frame></text:span></text:p>
      <text:p text:style-name="P16">1623-1662</text:p>
      <text:section text:name="Sect1" text:style-name="S1">
        <text:soft-page-break/>
        <text:h text:style-name="P17" text:outline-level="3"><text:span text:style-name="T18">БЛЕЗ ПАСКАЛЬ</text:span><text:span text:style-name="T19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20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21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oft-page-break/><text:span text:style-name="T22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soft-page-break/>
        <text:p text:style-name="P23"/>
        <text:soft-page-break/>
        <text:p text:style-name="P24"><text:span text:style-name="T25">Лейбниц</text:span></text:p>
        <text:p text:style-name="P26">1646-1716</text:p>
        <text:h text:style-name="P27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28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p text:style-name="P29"/>
        <text:p text:style-name="P30"/>
        <text:p text:style-name="P31">Чарльз Беббидж</text:p>
        <text:p text:style-name="P32"><text:span text:style-name="T33"><draw:frame draw:style-name="a10" draw:name="Рисунок 1" text:anchor-type="as-char" svg:x="0in" svg:y="0in" svg:width="1.5625in" svg:height="2.08333in" style:rel-width="scale" style:rel-height="scale"><draw:image xlink:href="media/image2.jpeg" xlink:type="simple" xlink:show="embed" xlink:actuate="onLoad"/><svg:title/><svg:desc>bebbidge.jpg</svg:desc></draw:frame></text:span></text:p>
        <text:p text:style-name="P34">1792-1871</text:p>
        <text:h text:style-name="P35" text:outline-level="3"><text:span text:style-name="T36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37">первых</text:span><text:span text:style-name="T38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  <text:h text:style-name="P39" text:outline-level="3"><text:span text:style-name="T40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41">выражения</text:span><text:span text:style-name="T42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  <text:p text:style-name="P43"/>
        <text:p text:style-name="P44"/>
        <text:p text:style-name="P45">Ада Августа Байрон</text:p>
        <text:p text:style-name="P46"><text:span text:style-name="T47"><draw:frame draw:style-name="a11" draw:name="Рисунок 2" text:anchor-type="as-char" svg:x="0in" svg:y="0in" svg:width="2.5in" svg:height="3.68056in" style:rel-width="scale" style:rel-height="scale"><draw:image xlink:href="media/image3.jpeg" xlink:type="simple" xlink:show="embed" xlink:actuate="onLoad"/><svg:title/><svg:desc>A.Lav.jpg</svg:desc></draw:frame></text:span></text:p>
        <text:p text:style-name="P48">1815-1852</text:p>
        <text:h text:style-name="P49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text:soft-page-break/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P5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margin-top="0.1944in" fo:margin-bottom="0.1944in" fo:line-height="100%" fo:margin-left="0.5in" fo:text-indent="-0.5in">
        <style:tab-stops>
          <style:tab-stop style:type="left" style:position="0in"/>
        </style:tab-stops>
      </style:paragraph-properties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style:language-asian="ar" style:country-asian="SA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аголовок3Знак" style:display-name="Заголовок 3 Знак" style:family="text" style:parent-style-name="Основнойшрифтабзаца"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style:language-asian="ar" style:country-asian="SA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ОсновнойтекстЗнак" style:display-name="Основной текст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page-layout style:name="PL0">
      <style:page-layout-properties fo:page-width="8.268in" fo:page-height="11.693in" style:print-orientation="portrait" fo:margin-top="0.4958in" fo:margin-left="0.5409in" fo:margin-bottom="0.4958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Пользователь</dc:creator>
    <meta:creation-date>2020-10-16T08:09:00Z</meta:creation-date>
    <dc:date>2020-10-16T08:09:00Z</dc:date>
    <meta:print-date>2020-10-16T08:03:00Z</meta:print-date>
    <meta:template xlink:href="Normal" xlink:type="simple"/>
    <meta:editing-cycles>2</meta:editing-cycles>
    <meta:editing-duration>PT60S</meta:editing-duration>
    <meta:document-statistic meta:page-count="7" meta:paragraph-count="14" meta:word-count="1100" meta:character-count="7359" meta:row-count="52" meta:non-whitespace-character-count="6273"/>
  </office:meta>
</office:document-meta>
</file>